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ivaldi" svg:font-family="Vivaldi" style:font-adornments="Dőlt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f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bugs.documentfoundation.org/" text:style-name="Internet_20_link" text:visited-style-name="Visited_20_Internet_20_Link"><text:span text:style-name="T1">https://bugs.documentfoundation.org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ivaldi" svg:font-family="Vivaldi" style:font-adornments="Dőlt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Visited_20_Internet_20_Link" style:display-name="Visited Internet Link" style:family="text">
      <style:text-properties fo:color="#069a2e" style:font-name="Vivaldi" fo:font-family="Vivaldi" style:font-style-name="Dőlt" style:font-family-generic="script" style:font-pitch="variable" fo:language="zxx" fo:country="none" fo:font-style="italic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2T09:59:27.090000000</meta:creation-date>
    <dc:date>2019-10-02T10:01:33.849000000</dc:date>
    <meta:editing-duration>PT2M7S</meta:editing-duration>
    <meta:editing-cycles>1</meta:editing-cycles>
    <meta:generator>LibreOfficeDev/6.4.0.0.alpha0$Windows_X86_64 LibreOffice_project/ede6b3a780d60edd0357f3ea2426764c0ed13e6b</meta:generator>
    <meta:document-statistic meta:table-count="0" meta:image-count="0" meta:object-count="0" meta:page-count="1" meta:paragraph-count="1" meta:word-count="1" meta:character-count="36" meta:non-whitespace-character-count="36"/>
  </office:meta>
</office:document-meta>
</file>